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4" style:family="graphic" style:parent-style-name="objectwithoutfill" style:list-style-name="L1">
      <style:graphic-properties draw:stroke="solid" draw:stroke-dash="Dashed_20__28_var_29_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objectwithoutfill" style:list-style-name="L1">
      <style:graphic-properties draw:stroke="solid" draw:stroke-dash="Dashed_20__28_var_29_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2cm" fo:min-width="0cm"/>
    </style:style>
    <style:style style:name="gr13" style:family="graphic" style:parent-style-name="objectwithoutfill">
      <style:graphic-properties draw:marker-start="Circle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6" style:family="graphic" style:parent-style-name="objectwithoutfill">
      <style:graphic-properties draw:marker-end="Arrow" draw:fill="none" draw:textarea-vertical-align="middl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style:text-position="0% 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922cm" svg:y1="5.569cm" svg:x2="11.922cm" svg:y2="10.649cm">
          <text:p/>
        </draw:line>
        <draw:line draw:style-name="gr1" draw:text-style-name="P1" draw:layer="layout" svg:x1="17.002cm" svg:y1="8.109cm" svg:x2="11.922cm" svg:y2="10.649cm">
          <text:p/>
        </draw:line>
        <draw:line draw:style-name="gr1" draw:text-style-name="P1" draw:layer="layout" svg:x1="11.922cm" svg:y1="5.569cm" svg:x2="17.002cm" svg:y2="8.109cm">
          <text:p/>
        </draw:line>
        <draw:line draw:style-name="gr1" draw:text-style-name="P1" draw:layer="layout" svg:x1="10.652cm" svg:y1="6.715cm" svg:x2="11.922cm" svg:y2="6.715cm">
          <text:p/>
        </draw:line>
        <draw:frame draw:style-name="gr2" draw:text-style-name="P2" draw:layer="layout" svg:width="0.917cm" svg:height="1.047cm" svg:x="11.91cm" svg:y="8.732cm">
          <draw:text-box>
            <text:p text:style-name="P2"><text:span text:style-name="T1">+</text:span></text:p>
          </draw:text-box>
        </draw:frame>
        <draw:frame draw:style-name="gr2" draw:text-style-name="P2" draw:layer="layout" svg:width="0.739cm" svg:height="1.047cm" svg:x="11.961cm" svg:y="6.096cm">
          <draw:text-box>
            <text:p text:style-name="P2"><text:span text:style-name="T1">-</text:span></text:p>
          </draw:text-box>
        </draw:frame>
        <draw:line draw:style-name="gr1" draw:text-style-name="P1" draw:layer="layout" svg:x1="14.462cm" svg:y1="6.839cm" svg:x2="14.462cm" svg:y2="6.077cm">
          <text:p/>
        </draw:line>
        <draw:line draw:style-name="gr1" draw:text-style-name="P1" draw:layer="layout" svg:x1="14.462cm" svg:y1="9.379cm" svg:x2="14.462cm" svg:y2="10.141cm">
          <text:p/>
        </draw:line>
        <draw:frame draw:style-name="gr2" draw:layer="layout" svg:width="2.178cm" svg:height="0.962cm" svg:x="13.827cm" svg:y="4.988cm">
          <draw:text-box>
            <text:p>+15 V</text:p>
          </draw:text-box>
        </draw:frame>
        <draw:frame draw:style-name="gr2" draw:layer="layout" svg:width="2.018cm" svg:height="0.962cm" svg:x="13.827cm" svg:y="10.322cm">
          <draw:text-box>
            <text:p>-15 V</text:p>
          </draw:text-box>
        </draw:frame>
        <draw:custom-shape draw:style-name="gr3" draw:text-style-name="P1" draw:layer="layout" svg:width="1.524cm" svg:height="0.762cm" svg:x="9.128cm" svg:y="11.033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" draw:text-style-name="P1" draw:layer="layout" svg:width="1.777cm" svg:height="2.031cm" draw:transform="rotate (1.5707963267949) translate (9.89cm 11.033cm)" svg:viewBox="0 0 1778 2032" draw:points="0,0 1778,0 1778,2032">
          <text:p/>
        </draw:polyline>
        <draw:g>
          <draw:line draw:style-name="gr4" draw:text-style-name="P3" draw:layer="layout" svg:x1="2.286cm" svg:y1="4.572cm" svg:x2="2.286cm" svg:y2="5.842cm">
            <text:p/>
          </draw:line>
          <draw:custom-shape draw:style-name="gr5" draw:text-style-name="P3" draw:layer="layout" svg:width="1.524cm" svg:height="0.762cm" svg:x="1.524cm" svg:y="5.842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3" draw:layer="layout" svg:x1="2.27cm" svg:y1="9.509cm" svg:x2="2.27cm" svg:y2="10.779cm">
            <text:p/>
          </draw:line>
          <draw:custom-shape draw:style-name="gr7" draw:text-style-name="P3" draw:layer="layout" svg:width="1.524cm" svg:height="0.762cm" svg:x="1.508cm" svg:y="10.77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" draw:text-style-name="P1" draw:layer="layout" svg:x1="5.572cm" svg:y1="8.747cm" svg:x2="4.556cm" svg:y2="8.747cm">
            <text:p/>
          </draw:line>
          <draw:line draw:style-name="gr1" draw:text-style-name="P1" draw:layer="layout" svg:x1="4.556cm" svg:y1="7.477cm" svg:x2="4.556cm" svg:y2="10.017cm">
            <text:p/>
          </draw:line>
          <draw:custom-shape draw:style-name="gr8" draw:text-style-name="P1" draw:layer="layout" svg:width="1.016cm" svg:height="0.127cm" draw:transform="rotate (-1.5707963267949) translate (4.175cm 8.2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4.048cm" svg:y1="8.747cm" svg:x2="3.032cm" svg:y2="8.747cm">
            <text:p/>
          </draw:line>
        </draw:g>
        <draw:frame draw:style-name="gr9" draw:layer="layout" svg:width="1.128cm" svg:height="1.114cm" svg:x="2.682cm" svg:y="7.112cm">
          <draw:text-box>
            <text:p>V<text:span text:style-name="T2">2</text:span></text:p>
          </draw:text-box>
        </draw:frame>
        <draw:g>
          <draw:line draw:style-name="gr1" draw:text-style-name="P1" draw:layer="layout" svg:x1="5.588cm" svg:y1="3.81cm" svg:x2="4.572cm" svg:y2="3.81cm">
            <text:p/>
          </draw:line>
          <draw:line draw:style-name="gr1" draw:text-style-name="P1" draw:layer="layout" svg:x1="4.572cm" svg:y1="2.54cm" svg:x2="4.572cm" svg:y2="5.08cm">
            <text:p/>
          </draw:line>
          <draw:custom-shape draw:style-name="gr8" draw:text-style-name="P1" draw:layer="layout" svg:width="1.016cm" svg:height="0.127cm" draw:transform="rotate (-1.5707963267949) translate (4.191cm 3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4.064cm" svg:y1="3.81cm" svg:x2="3.048cm" svg:y2="3.81cm">
            <text:p/>
          </draw:line>
        </draw:g>
        <draw:frame draw:style-name="gr10" draw:layer="layout" svg:width="1.128cm" svg:height="1.114cm" svg:x="3.829cm" svg:y="1.27cm">
          <draw:text-box>
            <text:p>V<text:span text:style-name="T2">1</text:span></text:p>
          </draw:text-box>
        </draw:frame>
        <draw:polyline draw:style-name="gr1" draw:text-style-name="P1" draw:layer="layout" svg:width="0.761cm" svg:height="0.761cm" draw:transform="rotate (1.5707963267949) translate (2.27cm 9.509cm)" svg:viewBox="0 0 762 762" draw:points="0,0 762,0 762,762">
          <text:p/>
        </draw:polyline>
        <draw:polyline draw:style-name="gr1" draw:text-style-name="P1" draw:layer="layout" svg:width="0.761cm" svg:height="0.761cm" draw:transform="rotate (-3.14159265358979) translate (3.048cm 4.572cm)" svg:viewBox="0 0 762 762" draw:points="0,762 762,762 762,0">
          <text:p/>
        </draw:polyline>
        <draw:polyline draw:style-name="gr1" draw:text-style-name="P1" draw:layer="layout" svg:width="1.269cm" svg:height="4.936cm" svg:x="7.604cm" svg:y="3.81cm" svg:viewBox="0 0 1270 4937" draw:points="0,0 1270,0 1270,2304 1270,4937 0,4937">
          <text:p/>
        </draw:polyline>
        <draw:line draw:style-name="gr1" draw:text-style-name="P1" draw:layer="layout" svg:x1="10.652cm" svg:y1="6.715cm" svg:x2="8.874cm" svg:y2="6.715cm">
          <text:p/>
        </draw:line>
        <draw:frame draw:style-name="gr11" draw:layer="layout" svg:width="3.562cm" svg:height="1.114cm" svg:x="5.437cm" svg:y="1.921cm">
          <draw:text-box>
            <text:p>R<text:span text:style-name="T2">1</text:span><text:span text:style-name="T3"> = 50 kΩ</text:span></text:p>
          </draw:text-box>
        </draw:frame>
        <draw:frame draw:style-name="gr12" draw:layer="layout" svg:width="4.016cm" svg:height="1.152cm" svg:x="4.874cm" svg:y="6.976cm">
          <draw:text-box>
            <text:p>R<text:span text:style-name="T2">2 </text:span><text:span text:style-name="T3"><text:s/>= 100 kΩ</text:span></text:p>
          </draw:text-box>
        </draw:frame>
        <draw:g>
          <draw:line draw:style-name="gr1" draw:text-style-name="P1" draw:layer="layout" svg:x1="5.334cm" svg:y1="3.821cm" svg:x2="5.892cm" svg:y2="3.821cm">
            <text:p/>
          </draw:line>
          <draw:line draw:style-name="gr1" draw:text-style-name="P1" draw:layer="layout" svg:x1="7.621cm" svg:y1="3.821cm" svg:x2="8.179cm" svg:y2="3.821cm">
            <text:p/>
          </draw:line>
          <draw:line draw:style-name="gr1" draw:text-style-name="P1" draw:layer="layout" svg:x1="5.892cm" svg:y1="3.821cm" svg:x2="6.004cm" svg:y2="3.302cm">
            <text:p/>
          </draw:line>
          <draw:line draw:style-name="gr1" draw:text-style-name="P1" draw:layer="layout" svg:x1="6.003cm" svg:y1="3.302cm" svg:x2="6.17cm" svg:y2="4.267cm">
            <text:p/>
          </draw:line>
          <draw:line draw:style-name="gr1" draw:text-style-name="P1" draw:layer="layout" svg:x1="6.338cm" svg:y1="3.302cm" svg:x2="6.171cm" svg:y2="4.267cm">
            <text:p/>
          </draw:line>
          <draw:line draw:style-name="gr1" draw:text-style-name="P1" draw:layer="layout" svg:x1="6.505cm" svg:y1="4.267cm" svg:x2="6.338cm" svg:y2="3.302cm">
            <text:p/>
          </draw:line>
          <draw:line draw:style-name="gr1" draw:text-style-name="P1" draw:layer="layout" svg:x1="6.672cm" svg:y1="3.302cm" svg:x2="6.505cm" svg:y2="4.267cm">
            <text:p/>
          </draw:line>
          <draw:line draw:style-name="gr1" draw:text-style-name="P1" draw:layer="layout" svg:x1="6.84cm" svg:y1="4.267cm" svg:x2="6.673cm" svg:y2="3.302cm">
            <text:p/>
          </draw:line>
          <draw:line draw:style-name="gr1" draw:text-style-name="P1" draw:layer="layout" svg:x1="7.622cm" svg:y1="3.821cm" svg:x2="7.51cm" svg:y2="4.267cm">
            <text:p/>
          </draw:line>
          <draw:line draw:style-name="gr1" draw:text-style-name="P1" draw:layer="layout" svg:x1="7.007cm" svg:y1="3.302cm" svg:x2="6.84cm" svg:y2="4.267cm">
            <text:p/>
          </draw:line>
          <draw:line draw:style-name="gr1" draw:text-style-name="P1" draw:layer="layout" svg:x1="7.175cm" svg:y1="4.267cm" svg:x2="7.008cm" svg:y2="3.302cm">
            <text:p/>
          </draw:line>
          <draw:line draw:style-name="gr1" draw:text-style-name="P1" draw:layer="layout" svg:x1="7.342cm" svg:y1="3.302cm" svg:x2="7.175cm" svg:y2="4.267cm">
            <text:p/>
          </draw:line>
          <draw:line draw:style-name="gr1" draw:text-style-name="P1" draw:layer="layout" svg:x1="7.509cm" svg:y1="4.267cm" svg:x2="7.342cm" svg:y2="3.302cm">
            <text:p/>
          </draw:line>
        </draw:g>
        <draw:g>
          <draw:line draw:style-name="gr1" draw:text-style-name="P1" draw:layer="layout" svg:x1="5.318cm" svg:y1="8.746cm" svg:x2="5.876cm" svg:y2="8.746cm">
            <text:p/>
          </draw:line>
          <draw:line draw:style-name="gr1" draw:text-style-name="P1" draw:layer="layout" svg:x1="7.605cm" svg:y1="8.746cm" svg:x2="8.163cm" svg:y2="8.746cm">
            <text:p/>
          </draw:line>
          <draw:line draw:style-name="gr1" draw:text-style-name="P1" draw:layer="layout" svg:x1="5.876cm" svg:y1="8.745cm" svg:x2="5.988cm" svg:y2="8.239cm">
            <text:p/>
          </draw:line>
          <draw:line draw:style-name="gr1" draw:text-style-name="P1" draw:layer="layout" svg:x1="5.987cm" svg:y1="8.239cm" svg:x2="6.154cm" svg:y2="9.179cm">
            <text:p/>
          </draw:line>
          <draw:line draw:style-name="gr1" draw:text-style-name="P1" draw:layer="layout" svg:x1="6.322cm" svg:y1="8.239cm" svg:x2="6.155cm" svg:y2="9.179cm">
            <text:p/>
          </draw:line>
          <draw:line draw:style-name="gr1" draw:text-style-name="P1" draw:layer="layout" svg:x1="6.489cm" svg:y1="9.179cm" svg:x2="6.322cm" svg:y2="8.239cm">
            <text:p/>
          </draw:line>
          <draw:line draw:style-name="gr1" draw:text-style-name="P1" draw:layer="layout" svg:x1="6.656cm" svg:y1="8.239cm" svg:x2="6.489cm" svg:y2="9.179cm">
            <text:p/>
          </draw:line>
          <draw:line draw:style-name="gr1" draw:text-style-name="P1" draw:layer="layout" svg:x1="6.824cm" svg:y1="9.179cm" svg:x2="6.657cm" svg:y2="8.239cm">
            <text:p/>
          </draw:line>
          <draw:line draw:style-name="gr1" draw:text-style-name="P1" draw:layer="layout" svg:x1="7.606cm" svg:y1="8.746cm" svg:x2="7.494cm" svg:y2="9.18cm">
            <text:p/>
          </draw:line>
          <draw:line draw:style-name="gr1" draw:text-style-name="P1" draw:layer="layout" svg:x1="6.991cm" svg:y1="8.239cm" svg:x2="6.824cm" svg:y2="9.179cm">
            <text:p/>
          </draw:line>
          <draw:line draw:style-name="gr1" draw:text-style-name="P1" draw:layer="layout" svg:x1="7.159cm" svg:y1="9.179cm" svg:x2="6.992cm" svg:y2="8.239cm">
            <text:p/>
          </draw:line>
          <draw:line draw:style-name="gr1" draw:text-style-name="P1" draw:layer="layout" svg:x1="7.326cm" svg:y1="8.239cm" svg:x2="7.159cm" svg:y2="9.179cm">
            <text:p/>
          </draw:line>
          <draw:line draw:style-name="gr1" draw:text-style-name="P1" draw:layer="layout" svg:x1="7.493cm" svg:y1="9.179cm" svg:x2="7.326cm" svg:y2="8.239cm">
            <text:p/>
          </draw:line>
        </draw:g>
        <draw:polyline draw:style-name="gr13" draw:text-style-name="P1" draw:layer="layout" svg:width="4.419cm" svg:height="2.539cm" draw:transform="rotate (1.5707963267949) translate (10.144cm 6.817cm)" svg:viewBox="0 0 4420 2540" draw:points="0,0 4420,0 4420,2540">
          <text:p/>
        </draw:polyline>
        <draw:g>
          <draw:line draw:style-name="gr1" draw:text-style-name="P1" draw:layer="layout" svg:x1="12.675cm" svg:y1="2.391cm" svg:x2="13.497cm" svg:y2="2.391cm">
            <text:p/>
          </draw:line>
          <draw:line draw:style-name="gr1" draw:text-style-name="P1" draw:layer="layout" svg:x1="16.044cm" svg:y1="2.391cm" svg:x2="17.018cm" svg:y2="2.413cm">
            <text:p/>
          </draw:line>
          <draw:line draw:style-name="gr1" draw:text-style-name="P1" draw:layer="layout" svg:x1="13.497cm" svg:y1="2.391cm" svg:x2="13.661cm" svg:y2="1.803cm">
            <text:p/>
          </draw:line>
          <draw:line draw:style-name="gr1" draw:text-style-name="P1" draw:layer="layout" svg:x1="13.661cm" svg:y1="1.803cm" svg:x2="13.908cm" svg:y2="2.895cm">
            <text:p/>
          </draw:line>
          <draw:line draw:style-name="gr1" draw:text-style-name="P1" draw:layer="layout" svg:x1="14.155cm" svg:y1="1.803cm" svg:x2="13.908cm" svg:y2="2.895cm">
            <text:p/>
          </draw:line>
          <draw:line draw:style-name="gr1" draw:text-style-name="P1" draw:layer="layout" svg:x1="14.401cm" svg:y1="2.895cm" svg:x2="14.154cm" svg:y2="1.803cm">
            <text:p/>
          </draw:line>
          <draw:line draw:style-name="gr1" draw:text-style-name="P1" draw:layer="layout" svg:x1="14.648cm" svg:y1="1.803cm" svg:x2="14.401cm" svg:y2="2.895cm">
            <text:p/>
          </draw:line>
          <draw:line draw:style-name="gr1" draw:text-style-name="P1" draw:layer="layout" svg:x1="14.894cm" svg:y1="2.895cm" svg:x2="14.647cm" svg:y2="1.803cm">
            <text:p/>
          </draw:line>
          <draw:line draw:style-name="gr1" draw:text-style-name="P1" draw:layer="layout" svg:x1="16.044cm" svg:y1="2.391cm" svg:x2="15.88cm" svg:y2="2.895cm">
            <text:p/>
          </draw:line>
          <draw:line draw:style-name="gr1" draw:text-style-name="P1" draw:layer="layout" svg:x1="15.141cm" svg:y1="1.803cm" svg:x2="14.894cm" svg:y2="2.895cm">
            <text:p/>
          </draw:line>
          <draw:line draw:style-name="gr1" draw:text-style-name="P1" draw:layer="layout" svg:x1="15.387cm" svg:y1="2.895cm" svg:x2="15.14cm" svg:y2="1.803cm">
            <text:p/>
          </draw:line>
          <draw:line draw:style-name="gr1" draw:text-style-name="P1" draw:layer="layout" svg:x1="15.634cm" svg:y1="1.803cm" svg:x2="15.387cm" svg:y2="2.895cm">
            <text:p/>
          </draw:line>
          <draw:line draw:style-name="gr1" draw:text-style-name="P1" draw:layer="layout" svg:x1="15.88cm" svg:y1="2.895cm" svg:x2="15.633cm" svg:y2="1.803cm">
            <text:p/>
          </draw:line>
        </draw:g>
        <draw:frame draw:style-name="gr2" draw:layer="layout" svg:width="3.537cm" svg:height="0.962cm" svg:x="13.1cm" svg:y="0.508cm">
          <draw:text-box>
            <text:p>R = 3.9 kΩ</text:p>
          </draw:text-box>
        </draw:frame>
        <draw:polyline draw:style-name="gr1" draw:text-style-name="P1" draw:layer="layout" svg:width="2.158cm" svg:height="5.714cm" svg:x="16.875cm" svg:y="2.397cm" svg:viewBox="0 0 2159 5715" draw:points="0,0 2159,0 2159,5588 2159,5715 127,5715">
          <text:p/>
        </draw:polyline>
        <draw:frame draw:style-name="gr2" draw:layer="layout" svg:width="1.433cm" svg:height="1.114cm" svg:x="17.145cm" svg:y="6.76cm">
          <draw:text-box>
            <text:p>V<text:span text:style-name="T2">out</text:span></text:p>
          </draw:text-box>
        </draw:frame>
        <draw:line draw:style-name="gr14" draw:text-style-name="P1" draw:layer="layout" svg:x1="5.588cm" svg:y1="4.699cm" svg:x2="8.001cm" svg:y2="4.699cm">
          <text:p/>
        </draw:line>
        <draw:frame draw:style-name="gr15" draw:text-style-name="P4" draw:layer="layout" svg:width="0.883cm" svg:height="1.114cm" svg:x="6.229cm" svg:y="4.953cm">
          <draw:text-box>
            <text:p text:style-name="P4"><text:span text:style-name="T3">I</text:span><text:span text:style-name="T2">1</text:span></text:p>
          </draw:text-box>
        </draw:frame>
        <draw:line draw:style-name="gr14" draw:text-style-name="P1" draw:layer="layout" svg:x1="5.715cm" svg:y1="9.652cm" svg:x2="8.128cm" svg:y2="9.652cm">
          <text:p/>
        </draw:line>
        <draw:frame draw:style-name="gr15" draw:text-style-name="P4" draw:layer="layout" svg:width="0.883cm" svg:height="1.114cm" svg:x="6.35cm" svg:y="9.906cm">
          <draw:text-box>
            <text:p text:style-name="P4"><text:span text:style-name="T3">I</text:span><text:span text:style-name="T2">2</text:span></text:p>
          </draw:text-box>
        </draw:frame>
        <draw:polyline draw:style-name="gr16" draw:text-style-name="P1" draw:layer="layout" svg:width="1.396cm" svg:height="1.523cm" svg:x="17.272cm" svg:y="2.921cm" svg:viewBox="0 0 1397 1524" draw:points="0,0 1397,0 1397,1524">
          <text:p text:style-name="P1"/>
        </draw:polyline>
        <draw:frame draw:style-name="gr15" draw:text-style-name="P4" draw:layer="layout" svg:width="0.947cm" svg:height="1.114cm" svg:x="17.526cm" svg:y="3.175cm">
          <draw:text-box>
            <text:p text:style-name="P4"><text:span text:style-name="T3">I</text:span><text:span text:style-name="T2">R</text:span></text:p>
          </draw:text-box>
        </draw:frame>
        <draw:frame draw:style-name="gr9" draw:layer="layout" svg:width="1.171cm" svg:height="1.114cm" svg:x="9.624cm" svg:y="6.887cm">
          <draw:text-box>
            <text:p>V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8T17:01:43</meta:creation-date>
    <dc:date>2014-09-20T19:09:55.475654926</dc:date>
    <meta:editing-duration>PT1H45M45S</meta:editing-duration>
    <meta:editing-cycles>13</meta:editing-cycles>
    <meta:generator>LibreOffice/4.2.6.3$Linux_x86 LibreOffice_project/420m0$Build-3</meta:generator>
    <meta:document-statistic meta:object-count="89"/>
  </office:meta>
</office:document-meta>
</file>